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.getCurr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NumberDefaultAnnotated( Double numberDefaultAnnot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NumberDefault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Patter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FormattingTests.testDefaultNumberForma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.setPatternList2( List &lt; BigDecimal &gt; patternLis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NumberDefault( Integer number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Patter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Pattern( BigDecimal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FormattingTests.testPercentForma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berFormattingTests.testPatternListForma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Bean.setPatternArray( BigDecimal [ ] pattern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Formatting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umberFormattingTests.testPatternArrayForma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umberFormattingTests.testPatternList2Formatt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Bean.getPatternLi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FormattingTests.testDefaultNumberFormatting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berFormattingTests.testCurrencyForma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berFormattingTests.testPatternList2FormattingLi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FormattingTests.testPatternForma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.setPatternList( List &lt; BigDecimal &gt; patter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Perc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Percent( BigDecimal perc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Currency( BigDecimal 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Formatt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Number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